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ela1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147cm" style:rel-column-width="31407*"/>
    </style:style>
    <style:style style:name="Tabela2.B" style:family="table-column">
      <style:table-column-properties style:column-width="8.853cm" style:rel-column-width="34128*"/>
    </style:style>
    <style:style style:name="Tabela2.A1" style:family="table-cell">
      <style:table-cell-properties fo:padding="0cm" fo:border="none" style:writing-mode="page"/>
    </style:style>
    <style:style style:name="Tabela2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3.A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3.B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 style:writing-mode="page"/>
    </style:style>
    <style:style style:name="Tabela4.A3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3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4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.A6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6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4.A16" style:family="table-cell">
      <style:table-cell-properties fo:background-color="transparent" fo:padding="0.049cm" fo:border-left="0.05pt solid #000000" fo:border-right="none" fo:border-top="0.05pt solid #000000" fo:border-bottom="none" style:writing-mode="page">
        <style:background-image/>
      </style:table-cell-properties>
    </style:style>
    <style:style style:name="Tabela4.B16" style:family="table-cell">
      <style:table-cell-properties fo:background-color="transparent" fo:padding="0.049cm" fo:border-left="none" fo:border-right="0.05pt solid #000000" fo:border-top="0.05pt solid #000000" fo:border-bottom="none" style:writing-mode="page">
        <style:background-image/>
      </style:table-cell-properties>
    </style:style>
    <style:style style:name="Tabela4.A22" style:family="table-cell">
      <style:table-cell-properties fo:background-color="#468a1a" fo:padding="0cm" fo:border="none" style:writing-mode="page">
        <style:background-image/>
      </style:table-cell-properties>
    </style:style>
    <style:style style:name="Tabela4.A26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26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.A29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29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4.A3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3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3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3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 officeooo:rsid="001292c9" officeooo:paragraph-rsid="001292c9"/>
    </style:style>
    <style:style style:name="P2" style:family="paragraph" style:parent-style-name="Standard">
      <style:text-properties style:font-name="Times New Roman" fo:font-weight="bold" officeooo:rsid="001292c9" officeooo:paragraph-rsid="001292c9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1292c9" officeooo:paragraph-rsid="001292c9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36b2a" style:font-size-asian="12pt" style:font-style-asian="normal" style:font-weight-asian="normal" style:font-size-complex="12pt"/>
    </style:style>
    <style:style style:name="P6" style:family="paragraph" style:parent-style-name="Standard">
      <style:text-properties style:font-name="Times New Roman" fo:font-size="12pt" officeooo:rsid="001292c9" officeooo:paragraph-rsid="001292c9" style:font-size-asian="12pt" style:font-size-complex="12pt"/>
    </style:style>
    <style:style style:name="P7" style:family="paragraph" style:parent-style-name="Standard">
      <style:text-properties style:font-name="Times New Roman" fo:font-size="12pt" officeooo:rsid="001455f6" officeooo:paragraph-rsid="001455f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1455f6" officeooo:paragraph-rsid="001455f6" style:font-size-asian="12pt" style:font-size-complex="12pt"/>
    </style:style>
    <style:style style:name="P9" style:family="paragraph" style:parent-style-name="Standard">
      <style:paragraph-properties fo:margin-top="0.101cm" fo:margin-bottom="0.101cm" style:contextual-spacing="false" fo:line-height="200%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officeooo:rsid="001455f6" officeooo:paragraph-rsid="001455f6" style:font-size-asian="12pt" style:font-size-complex="12pt"/>
    </style:style>
    <style:style style:name="P12" style:family="paragraph" style:parent-style-name="Table_20_Contents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215668" officeooo:paragraph-rsid="00215668" style:font-weight-asian="normal" style:font-weight-complex="normal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7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Times New Roman" fo:font-size="12pt" officeooo:rsid="00215668" officeooo:paragraph-rsid="00215668" style:font-size-asian="12pt" style:font-size-complex="12pt"/>
    </style:style>
    <style:style style:name="P20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style="normal" fo:font-weight="bold" style:font-size-asian="13pt" style:font-style-asian="normal" style:font-weight-asian="bold" style:font-size-complex="13pt" style:font-weight-complex="bold"/>
    </style:style>
    <style:style style:name="P22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officeooo:paragraph-rsid="001bf2bb" style:font-weight-asian="bold" style:font-weight-complex="bold"/>
    </style:style>
    <style:style style:name="P25" style:family="paragraph" style:parent-style-name="Standard">
      <style:text-properties fo:color="#000000" loext:opacity="100%" style:font-name="Times New Roman" fo:font-size="12pt" fo:font-style="normal" fo:font-weight="normal" officeooo:rsid="0021ef80" officeooo:paragraph-rsid="0021ef80" style:font-size-asian="12pt" style:font-style-asian="normal" style:font-weight-asian="normal" style:font-size-complex="12pt"/>
    </style:style>
    <style:style style:name="P26" style:family="paragraph" style:parent-style-name="Standard">
      <style:text-properties fo:color="#000000" loext:opacity="100%" style:font-name="Times New Roman" fo:font-size="12pt" fo:font-style="normal" fo:font-weight="normal" officeooo:rsid="00234111" officeooo:paragraph-rsid="00234111" style:font-size-asian="12pt" style:font-style-asian="normal" style:font-weight-asian="normal" style:font-size-complex="12pt"/>
    </style:style>
    <style:style style:name="P27" style:family="paragraph" style:parent-style-name="Standard">
      <style:text-properties style:font-name="Times New Roman" fo:font-size="12pt" officeooo:rsid="001292c9" officeooo:paragraph-rsid="00234111" style:font-size-asian="12pt" style:font-size-complex="12pt"/>
    </style:style>
    <style:style style:name="P28" style:family="paragraph" style:parent-style-name="Standard">
      <style:text-properties style:font-name="Times New Roman" fo:font-size="12pt" fo:font-weight="bold" officeooo:rsid="00267897" officeooo:paragraph-rsid="00267897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Times New Roman" fo:font-size="12pt" officeooo:rsid="00267897" officeooo:paragraph-rsid="00267897" style:font-size-asian="12pt" style:font-size-complex="12pt"/>
    </style:style>
    <style:style style:name="P30" style:family="paragraph" style:parent-style-name="Standard">
      <style:text-properties style:font-name="Times New Roman" fo:font-size="12pt" officeooo:rsid="00283fae" officeooo:paragraph-rsid="00283fae" style:font-size-asian="12pt" style:font-size-complex="12pt"/>
    </style:style>
    <style:style style:name="P31" style:family="paragraph" style:parent-style-name="Standard">
      <style:text-properties style:font-name="Times New Roman" fo:font-size="12pt" officeooo:rsid="002914b6" officeooo:paragraph-rsid="002914b6" style:font-size-asian="12pt" style:font-size-complex="12pt"/>
    </style:style>
    <style:style style:name="P32" style:family="paragraph" style:parent-style-name="Standard">
      <style:text-properties style:font-name="Times New Roman" fo:font-size="12pt" fo:font-weight="bold" officeooo:rsid="002914b6" officeooo:paragraph-rsid="002914b6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Times New Roman" fo:font-size="12pt" officeooo:rsid="002d4711" officeooo:paragraph-rsid="002d4711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style:font-name="Times New Roman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9971f" officeooo:paragraph-rsid="0029971f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style:font-name="Times New Roman" fo:font-size="12pt" officeooo:rsid="003386f0" officeooo:paragraph-rsid="003386f0" style:font-size-asian="12pt" style:font-size-complex="12pt"/>
    </style:style>
    <style:style style:name="P37" style:family="paragraph" style:parent-style-name="Standard">
      <style:text-properties style:font-name="Times New Roman" fo:font-size="12pt" officeooo:rsid="00361c76" officeooo:paragraph-rsid="00361c76" style:font-size-asian="12pt" style:font-size-complex="12pt"/>
    </style:style>
    <style:style style:name="P38" style:family="paragraph" style:parent-style-name="Standard">
      <style:text-properties style:font-name="Times New Roman" fo:font-size="12pt" officeooo:rsid="0037308b" officeooo:paragraph-rsid="0037308b" style:font-size-asian="12pt" style:font-size-complex="12pt"/>
    </style:style>
    <style:style style:name="P39" style:family="paragraph" style:parent-style-name="Standard">
      <style:text-properties style:font-name="Times New Roman"/>
    </style:style>
    <style:style style:name="P40" style:family="paragraph" style:parent-style-name="Standard">
      <style:paragraph-properties fo:line-height="115%"/>
      <style:text-properties style:font-name="Times New Roman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officeooo:rsid="003740b8" officeooo:paragraph-rsid="003740b8"/>
    </style:style>
    <style:style style:name="P42" style:family="paragraph" style:parent-style-name="Table_20_Contents">
      <style:text-properties style:font-name="Times New Roman"/>
    </style:style>
    <style:style style:name="P43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44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45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/>
    </style:style>
    <style:style style:name="P48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ee3d"/>
    </style:style>
    <style:style style:name="T3" style:family="text">
      <style:text-properties fo:font-style="normal" style:font-style-asian="normal"/>
    </style:style>
    <style:style style:name="T4" style:family="text">
      <style:text-properties officeooo:rsid="00190f79"/>
    </style:style>
    <style:style style:name="T5" style:family="text">
      <style:text-properties fo:font-style="normal" officeooo:rsid="00190f79" style:font-style-asian="normal"/>
    </style:style>
    <style:style style:name="T6" style:family="text">
      <style:text-properties officeooo:rsid="0030873e"/>
    </style:style>
    <style:style style:name="T7" style:family="text">
      <style:text-properties officeooo:rsid="003053b5"/>
    </style:style>
    <style:style style:name="T8" style:family="text">
      <style:text-properties officeooo:rsid="0040e2f6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3740b8" style:font-style-asian="normal" style:font-weight-asian="normal"/>
    </style:style>
    <style:style style:name="T11" style:family="text">
      <style:text-properties fo:font-style="normal" officeooo:rsid="003ae183" style:font-style-asian="normal"/>
    </style:style>
    <style:style style:name="T12" style:family="text">
      <style:text-properties officeooo:rsid="003ae183"/>
    </style:style>
    <style:style style:name="T13" style:family="text">
      <style:text-properties fo:font-style="normal" fo:font-weight="normal" officeooo:rsid="003a8cbe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 <text:span text:style-name="T1">AtributosBasicos</text:span></text:p>
      <text:p text:style-name="P1"/>
      <text:p text:style-name="P2">Construtores:</text:p>
      <text:p text:style-name="P1"><text:tab/>AbtributosBasicos() - Java</text:p>
      <text:p text:style-name="P1"><text:tab/>AtributosBasicos(int … nivel, forca, inteligencia, estamina, mana) – Java, python</text:p>
      <text:p text:style-name="P1"/>
      <text:p text:style-name="P2">Atributos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Java</text:p>
          </table:table-cell>
          <table:table-cell table:style-name="Tabela1.B1" office:value-type="string">
            <text:p text:style-name="P3">Python</text:p>
          </table:table-cell>
        </table:table-row>
        <table:table-row>
          <table:table-cell table:style-name="Tabela1.A2" office:value-type="string">
            <text:p text:style-name="P4">private int nivel;</text:p>
          </table:table-cell>
          <table:table-cell table:style-name="Tabela1.B2" office:value-type="string">
            <text:p text:style-name="P4">self.nivel</text:p>
          </table:table-cell>
        </table:table-row>
        <table:table-row>
          <table:table-cell table:style-name="Tabela1.A2" office:value-type="string">
            <text:p text:style-name="P4">private int forca;</text:p>
          </table:table-cell>
          <table:table-cell table:style-name="Tabela1.B2" office:value-type="string">
            <text:p text:style-name="P4">self.forca</text:p>
          </table:table-cell>
        </table:table-row>
        <table:table-row>
          <table:table-cell table:style-name="Tabela1.A2" office:value-type="string">
            <text:p text:style-name="P4">private int inteligencia;</text:p>
          </table:table-cell>
          <table:table-cell table:style-name="Tabela1.B2" office:value-type="string">
            <text:p text:style-name="P4">self.inteligencia</text:p>
          </table:table-cell>
        </table:table-row>
        <table:table-row>
          <table:table-cell table:style-name="Tabela1.A2" office:value-type="string">
            <text:p text:style-name="P4">private int base_player = 50;</text:p>
          </table:table-cell>
          <table:table-cell table:style-name="Tabela1.B2" office:value-type="string">
            <text:p text:style-name="P4">self.base_player = 50</text:p>
          </table:table-cell>
        </table:table-row>
        <table:table-row>
          <table:table-cell table:style-name="Tabela1.A2" office:value-type="string">
            <text:p text:style-name="P4">private int estaminaBase;</text:p>
          </table:table-cell>
          <table:table-cell table:style-name="Tabela1.B2" office:value-type="string">
            <text:p text:style-name="P4">self.estaminaBase</text:p>
          </table:table-cell>
        </table:table-row>
        <table:table-row>
          <table:table-cell table:style-name="Tabela1.A2" office:value-type="string">
            <text:p text:style-name="P5">private int estamina;</text:p>
          </table:table-cell>
          <table:table-cell table:style-name="Tabela1.B2" office:value-type="string">
            <text:p text:style-name="P5">self.estamina</text:p>
          </table:table-cell>
        </table:table-row>
        <table:table-row>
          <table:table-cell table:style-name="Tabela1.A2" office:value-type="string">
            <text:p text:style-name="P5">private int manaBase;</text:p>
          </table:table-cell>
          <table:table-cell table:style-name="Tabela1.B2" office:value-type="string">
            <text:p text:style-name="P5">self.manaBase</text:p>
          </table:table-cell>
        </table:table-row>
        <table:table-row>
          <table:table-cell table:style-name="Tabela1.A2" office:value-type="string">
            <text:p text:style-name="P5">private int mana;</text:p>
          </table:table-cell>
          <table:table-cell table:style-name="Tabela1.B2" office:value-type="string">
            <text:p text:style-name="P5">self.mana</text:p>
          </table:table-cell>
        </table:table-row>
      </table:table>
      <text:p text:style-name="P1"/>
      <text:p text:style-name="P6"/>
      <text:p text:style-name="P7">Métodos:</text:p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Java</text:p>
          </table:table-cell>
          <table:table-cell table:style-name="Tabela2.A1" office:value-type="string">
            <text:p text:style-name="P8">Python</text:p>
          </table:table-cell>
        </table:table-row>
        <table:table-row>
          <table:table-cell table:style-name="Tabela2.A2" office:value-type="string">
            <text:p text:style-name="P9">public int setAtributos(int valor)</text:p>
          </table:table-cell>
          <table:table-cell table:style-name="Tabela2.B2" office:value-type="string">
            <text:p text:style-name="P10">setAtributos(self, valor)</text:p>
          </table:table-cell>
        </table:table-row>
        <table:table-row>
          <table:table-cell table:style-name="Tabela2.A1" office:value-type="string">
            <text:p text:style-name="P11">Função usada para configurar setEstaminaBase e setManaBase, não é usada para outras finalidades</text:p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public void setEstaminaBase()</text:p>
          </table:table-cell>
          <table:table-cell table:style-name="Tabela2.B2" office:value-type="string">
            <text:p text:style-name="P10">setEstaminaBase(self)</text:p>
          </table:table-cell>
        </table:table-row>
        <table:table-row>
          <table:table-cell table:style-name="Tabela2.A5" office:value-type="string">
            <text:p text:style-name="P13">public int getEstaminaBase()</text:p>
          </table:table-cell>
          <table:table-cell table:style-name="Tabela2.B5" office:value-type="string">
            <text:p text:style-name="P10">getEstaminaBase(self<text:span text:style-name="T2">)</text:span></text:p>
          </table:table-cell>
        </table:table-row>
        <table:table-row>
          <table:table-cell table:style-name="Tabela2.A1" office:value-type="string">
            <text:p text:style-name="P14">EstaminaBase é configurada de acordo com a forca, por isso não pede parâmetro.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9">public void setEstamina(int valor)</text:p>
          </table:table-cell>
          <table:table-cell table:style-name="Tabela2.B2" office:value-type="string">
            <text:p text:style-name="P10">setEstamina(self, estamina)</text:p>
          </table:table-cell>
        </table:table-row>
        <table:table-row>
          <table:table-cell table:style-name="Tabela2.A5" office:value-type="string">
            <text:p text:style-name="P16">public int getEstamina()</text:p>
          </table:table-cell>
          <table:table-cell table:style-name="Tabela2.B5" office:value-type="string">
            <text:p text:style-name="P17">getEstamina(self)</text:p>
          </table:table-cell>
        </table:table-row>
        <table:table-row>
          <table:table-cell table:style-name="Tabela2.A1" office:value-type="string">
            <text:p text:style-name="P12"/>
            <text:p text:style-name="P12"/>
            <text:p text:style-name="P12"/>
          </table:table-cell>
          <table:table-cell table:style-name="Tabela2.A1" office:value-type="string">
            <text:p text:style-name="P12"/>
          </table:table-cell>
        </table:table-row>
        <text:soft-page-break/>
        <table:table-row>
          <table:table-cell table:style-name="Tabela2.A2" office:value-type="string">
            <text:p text:style-name="P16">public void setManaBase()</text:p>
          </table:table-cell>
          <table:table-cell table:style-name="Tabela2.B2" office:value-type="string">
            <text:p text:style-name="P18">setManaBase(self)</text:p>
          </table:table-cell>
        </table:table-row>
        <table:table-row>
          <table:table-cell table:style-name="Tabela2.A5" office:value-type="string">
            <text:p text:style-name="P16">public int getManaBase()</text:p>
          </table:table-cell>
          <table:table-cell table:style-name="Tabela2.B5" office:value-type="string">
            <text:p text:style-name="P18">getManaBase(self)</text:p>
          </table:table-cell>
        </table:table-row>
        <table:table-row>
          <table:table-cell table:style-name="Tabela2.A1" office:value-type="string">
            <text:p text:style-name="P19">ManaBase é configurada de acordo com a inteligencia, por isso não pede parâmetro.</text:p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0"><text:span text:style-name="T3">public void setMana(int </text:span>valor<text:span text:style-name="T3">)</text:span></text:p>
          </table:table-cell>
          <table:table-cell table:style-name="Tabela2.B2" office:value-type="string">
            <text:p text:style-name="P18">setMana(self, mana<text:span text:style-name="T4">)</text:span></text:p>
          </table:table-cell>
        </table:table-row>
        <table:table-row>
          <table:table-cell table:style-name="Tabela2.A5" office:value-type="string">
            <text:p text:style-name="P20"><text:span text:style-name="T3">public int getMana(</text:span><text:span text:style-name="T5">)</text:span></text:p>
          </table:table-cell>
          <table:table-cell table:style-name="Tabela2.B5" office:value-type="string">
            <text:p text:style-name="P18">getMana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6">public void setNivel(int nivel)</text:p>
          </table:table-cell>
          <table:table-cell table:style-name="Tabela2.B2" office:value-type="string">
            <text:p text:style-name="P18">setNivel(self, nivel)</text:p>
          </table:table-cell>
        </table:table-row>
        <table:table-row>
          <table:table-cell table:style-name="Tabela2.A5" office:value-type="string">
            <text:p text:style-name="P21">public int getNivel()</text:p>
          </table:table-cell>
          <table:table-cell table:style-name="Tabela2.B5" office:value-type="string">
            <text:p text:style-name="P22">getNivel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3">void setForca(int forca)</text:p>
          </table:table-cell>
          <table:table-cell table:style-name="Tabela2.B2" office:value-type="string">
            <text:p text:style-name="P17">setForca(self, valor)</text:p>
          </table:table-cell>
        </table:table-row>
        <table:table-row>
          <table:table-cell table:style-name="Tabela2.A5" office:value-type="string">
            <text:p text:style-name="P24">public int getForca()</text:p>
          </table:table-cell>
          <table:table-cell table:style-name="Tabela2.B5" office:value-type="string">
            <text:p text:style-name="P17">getForca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0">void setInteligencia(int inteligencia)</text:p>
          </table:table-cell>
          <table:table-cell table:style-name="Tabela2.B2" office:value-type="string">
            <text:p text:style-name="P18">setInteligencia(self, valor)</text:p>
          </table:table-cell>
        </table:table-row>
        <table:table-row>
          <table:table-cell table:style-name="Tabela2.A5" office:value-type="string">
            <text:p text:style-name="P16">public int getInteligencia()</text:p>
          </table:table-cell>
          <table:table-cell table:style-name="Tabela2.B5" office:value-type="string">
            <text:p text:style-name="P18">getInteligencia(self):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</table:table>
      <text:p text:style-name="P7"/>
      <text:p text:style-name="P25">Para testar a Classe atributosBasicos é preciso apenas testar os métodos que pedem parâmetros, no caso dos “Sets”, e dar print nos gets. Interessante fazer pelo menos 3 interações com cada método testável. </text:p>
      <text:p text:style-name="P26"/>
      <text:p text:style-name="P27"/>
      <text:p text:style-name="P28">Class PosicaoBase</text:p>
      <text:p text:style-name="P27"/>
      <text:p text:style-name="P27"/>
      <text:p text:style-name="P29">pxBase, px, pyBase, py --- metodos set e get Básicos.</text:p>
      <text:p text:style-name="P29"/>
      <text:p text:style-name="P30">Classe até o momento bem simples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<text:soft-page-break/>Classe XpBase</text:p>
      <text:p text:style-name="P31"/>
      <text:p text:style-name="P32">Construtores:</text:p>
      <text:p text:style-name="P31"/>
      <text:p text:style-name="P31"><text:tab/>public XpBase() - java apenas</text:p>
      <text:p text:style-name="P31"><text:tab/>public XpBase(int … xpTotal, <text:span text:style-name="T6">nivel</text:span>)</text:p>
      <text:p text:style-name="P31"/>
      <text:p text:style-name="P33">Atributos:</text:p>
      <text:p text:style-name="P31"/>
      <text:p text:style-name="P34"><text:tab/>private int xpTotal;<text:line-break/><text:tab/>private int xpProximoNivel;<text:line-break/><text:tab/>private int xpGanha;<text:line-break/><text:tab/>private int xpBase = <text:span text:style-name="T7">3</text:span>00; // base para toda xp – <text:span text:style-name="T7">não configurável </text:span><text:line-break/><text:tab/>private int nivel;<text:tab/></text:p>
      <text:p text:style-name="P3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5">Java</text:p>
          </table:table-cell>
          <table:table-cell table:style-name="Tabela3.A1" office:value-type="string">
            <text:p text:style-name="P35">Python</text:p>
          </table:table-cell>
        </table:table-row>
        <table:table-row>
          <table:table-cell table:style-name="Tabela3.A2" office:value-type="string">
            <text:p text:style-name="P20"><text:span text:style-name="T3">public void setXpTotal(int valor)</text:span></text:p>
          </table:table-cell>
          <table:table-cell table:style-name="Tabela3.B2" office:value-type="string">
            <text:p text:style-name="P18">setXpTotal(self, valor)</text:p>
          </table:table-cell>
        </table:table-row>
        <table:table-row>
          <table:table-cell table:style-name="Tabela3.A3" office:value-type="string">
            <text:p text:style-name="P20"><text:span text:style-name="T3">public int getXpTotal()</text:span></text:p>
          </table:table-cell>
          <table:table-cell table:style-name="Tabela3.B3" office:value-type="string">
            <text:p text:style-name="P18">getXpTotal(self)</text:p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20"><text:span text:style-name="T3">public void setXpProximoNivel()</text:span></text:p>
          </table:table-cell>
          <table:table-cell table:style-name="Tabela3.B2" office:value-type="string">
            <text:p text:style-name="P18">setXpProximoNivel(self)</text:p>
          </table:table-cell>
        </table:table-row>
        <table:table-row>
          <table:table-cell table:style-name="Tabela3.A3" office:value-type="string">
            <text:p text:style-name="P20"><text:span text:style-name="T3">public int getXpProximoNivel()</text:span></text:p>
          </table:table-cell>
          <table:table-cell table:style-name="Tabela3.B3" office:value-type="string">
            <text:p text:style-name="P18">getXpProximoNivel(self)</text:p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20"><text:span text:style-name="T3">public int setXpGanha(int xp)</text:span></text:p>
          </table:table-cell>
          <table:table-cell table:style-name="Tabela3.B2" office:value-type="string">
            <text:p text:style-name="P18">def setXpGanha(self, xp)</text:p>
          </table:table-cell>
        </table:table-row>
        <table:table-row>
          <table:table-cell table:style-name="Tabela3.A3" office:value-type="string">
            <text:p text:style-name="P20"><text:span text:style-name="T3">public int getXpGanha()</text:span></text:p>
          </table:table-cell>
          <table:table-cell table:style-name="Tabela3.B3" office:value-type="string">
            <text:p text:style-name="P18">getXpGanha(self)</text:p>
          </table:table-cell>
        </table:table-row>
        <table:table-row>
          <table:table-cell table:style-name="Tabela3.A1" office:value-type="string">
            <text:p text:style-name="P36">Método get retorna 0 se não passou de nível, e 1 se passou de nível, mesmo para python.</text:p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7"><text:soft-page-break/>Classe PersonagemBase</text:p>
      <text:p text:style-name="P37"/>
      <text:p text:style-name="P37">Construtores:</text:p>
      <text:p text:style-name="P37"/>
      <text:p text:style-name="P37"><text:tab/>public PersonagemBase() --- java apenas</text:p>
      <text:p text:style-name="P37"><text:tab/>public Personagem base( AtributosBasicos atributos, <text:span text:style-name="T8">XpBase xp</text:span> ) jaba e python</text:p>
      <text:p text:style-name="P37"/>
      <text:p text:style-name="P38">Atributos:</text:p>
      <text:p text:style-name="P39"/>
      <text:p text:style-name="P40"><text:tab/>private AtributosBasicos atributos;<text:line-break/><text:tab/>private PosicaoBase posicao;<text:line-break/><text:tab/>private XpBase xp;</text:p>
      <text:p text:style-name="P39"/>
      <text:p text:style-name="P3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1">Java</text:p>
          </table:table-cell>
          <table:table-cell table:style-name="Tabela4.A1" office:value-type="string">
            <text:p text:style-name="P41">Python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3" office:value-type="string">
            <text:p text:style-name="P43"><text:span text:style-name="T9">public void set</text:span><text:span text:style-name="T10">Atributos</text:span><text:span text:style-name="T9">Nivel()</text:span></text:p>
          </table:table-cell>
          <table:table-cell table:style-name="Tabela4.B3" office:value-type="string">
            <text:p text:style-name="P44">setAtributosNivel(self)</text:p>
          </table:table-cell>
        </table:table-row>
        <table:table-row>
          <table:table-cell table:style-name="Tabela4.A4" office:value-type="string">
            <text:p text:style-name="P43"><text:span text:style-name="T9">public int getAtributosNivel()</text:span></text:p>
          </table:table-cell>
          <table:table-cell table:style-name="Tabela4.B4" office:value-type="string">
            <text:p text:style-name="P44">getAtributosNivel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6" office:value-type="string">
            <text:p text:style-name="P45"><text:span text:style-name="T3">public int getAtributosEstaminaBase()</text:span></text:p>
          </table:table-cell>
          <table:table-cell table:style-name="Tabela4.B6" office:value-type="string">
            <text:p text:style-name="P46">getAtributosEstaminaBase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3" office:value-type="string">
            <text:p text:style-name="P43"><text:span text:style-name="T9">public void setAtributosEstamina(int valor)</text:span></text:p>
          </table:table-cell>
          <table:table-cell table:style-name="Tabela4.B3" office:value-type="string">
            <text:p text:style-name="P44">setAtributosEstamina(self, valor)</text:p>
          </table:table-cell>
        </table:table-row>
        <table:table-row>
          <table:table-cell table:style-name="Tabela4.A4" office:value-type="string">
            <text:p text:style-name="P43"><text:span text:style-name="T9">public int getAtributosEstaminaBase()</text:span></text:p>
          </table:table-cell>
          <table:table-cell table:style-name="Tabela4.B4" office:value-type="string">
            <text:p text:style-name="P44">getAtributosEstamina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6" office:value-type="string">
            <text:p text:style-name="P45"><text:span text:style-name="T3">public int getAtributos</text:span><text:span text:style-name="T11">Mana</text:span><text:span text:style-name="T3">Base()</text:span></text:p>
          </table:table-cell>
          <table:table-cell table:style-name="Tabela4.B6" office:value-type="string">
            <text:p text:style-name="P46">getAtributos<text:span text:style-name="T12">Mana</text:span>Base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3" office:value-type="string">
            <text:p text:style-name="P43"><text:span text:style-name="T9">public void setAtributos</text:span><text:span text:style-name="T13">Mana</text:span><text:span text:style-name="T9">(int valor)</text:span></text:p>
          </table:table-cell>
          <table:table-cell table:style-name="Tabela4.B3" office:value-type="string">
            <text:p text:style-name="P44">setAtributosMana(self, valor)</text:p>
          </table:table-cell>
        </table:table-row>
        <table:table-row>
          <table:table-cell table:style-name="Tabela4.A4" office:value-type="string">
            <text:p text:style-name="P43"><text:span text:style-name="T9">public int getAtributos</text:span><text:span text:style-name="T13">Mana</text:span><text:span text:style-name="T9">()</text:span></text:p>
          </table:table-cell>
          <table:table-cell table:style-name="Tabela4.B4" office:value-type="string">
            <text:p text:style-name="P44">getAtributosMana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6" office:value-type="string">
            <text:p text:style-name="P45"><text:span text:style-name="T3">public void setAtributosForca(int valor)</text:span></text:p>
          </table:table-cell>
          <table:table-cell table:style-name="Tabela4.B16" office:value-type="string">
            <text:p text:style-name="P46">setAtributosForca(self, valor)</text:p>
          </table:table-cell>
        </table:table-row>
        <table:table-row>
          <table:table-cell table:style-name="Tabela4.A4" office:value-type="string">
            <text:p text:style-name="P45"><text:span text:style-name="T3">public int getAtributosForca()</text:span></text:p>
          </table:table-cell>
          <table:table-cell table:style-name="Tabela4.B4" office:value-type="string">
            <text:p text:style-name="P46">getAtributosForca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3" office:value-type="string">
            <text:p text:style-name="P43"><text:span text:style-name="T9">public void setAtributosInteligencia(int valor)</text:span></text:p>
          </table:table-cell>
          <table:table-cell table:style-name="Tabela4.B3" office:value-type="string">
            <text:p text:style-name="P44">setAtributosInteligencia(self, valor)</text:p>
          </table:table-cell>
        </table:table-row>
        <table:table-row>
          <table:table-cell table:style-name="Tabela4.A4" office:value-type="string">
            <text:p text:style-name="P43"><text:span text:style-name="T9">public int getAtributosInteligencia()</text:span></text:p>
          </table:table-cell>
          <table:table-cell table:style-name="Tabela4.B4" office:value-type="string">
            <text:p text:style-name="P44">getAtributosInteligencia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22" office:value-type="string">
            <text:p text:style-name="P42"/>
          </table:table-cell>
          <table:table-cell table:style-name="Tabela4.A22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ext:soft-page-break/>
        <table:table-row>
          <table:table-cell table:style-name="Tabela4.A26" office:value-type="string">
            <text:p text:style-name="P47">public void setXpTotal(int valor)</text:p>
          </table:table-cell>
          <table:table-cell table:style-name="Tabela4.B26" office:value-type="string">
            <text:p text:style-name="P48">setXpTotal(self, valor)</text:p>
          </table:table-cell>
        </table:table-row>
        <table:table-row>
          <table:table-cell table:style-name="Tabela4.A27" office:value-type="string">
            <text:p text:style-name="P47">public int getXpTotal()</text:p>
          </table:table-cell>
          <table:table-cell table:style-name="Tabela4.B27" office:value-type="string">
            <text:p text:style-name="P48">getXpProximoNivel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29" office:value-type="string">
            <text:p text:style-name="P45"><text:span text:style-name="T3">public int </text:span><text:span text:style-name="T3">getXpProximoNivel</text:span><text:span text:style-name="T3">()</text:span></text:p>
          </table:table-cell>
          <table:table-cell table:style-name="Tabela4.B29" office:value-type="string">
            <text:p text:style-name="P46">getXpProximoNivel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31" office:value-type="string">
            <text:p text:style-name="P43"><text:span text:style-name="T9">public void </text:span><text:span text:style-name="T9">setXpGanha</text:span><text:span text:style-name="T9">(</text:span><text:span text:style-name="T9">int </text:span><text:span text:style-name="T9">xpGanha)</text:span></text:p>
          </table:table-cell>
          <table:table-cell table:style-name="Tabela4.B31" office:value-type="string">
            <text:p text:style-name="P44">setXpGanha(self, xpGanha)</text:p>
          </table:table-cell>
        </table:table-row>
        <table:table-row>
          <table:table-cell table:style-name="Tabela4.A32" office:value-type="string">
            <text:p text:style-name="P43"><text:span text:style-name="T9">public int </text:span><text:span text:style-name="T9">getXpGanha</text:span><text:span text:style-name="T9">()</text:span></text:p>
          </table:table-cell>
          <table:table-cell table:style-name="Tabela4.B32" office:value-type="string">
            <text:p text:style-name="P44">def getXpGanha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</table:table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35:55.078686300</meta:creation-date>
    <dc:date>2025-04-28T21:44:42.712267000</dc:date>
    <meta:editing-duration>P2DT10H9M49S</meta:editing-duration>
    <meta:editing-cycles>43</meta:editing-cycles>
    <meta:generator>LibreOffice/25.2.2.2$Windows_X86_64 LibreOffice_project/7370d4be9e3cf6031a51beef54ff3bda878e3fac</meta:generator>
    <meta:document-statistic meta:table-count="4" meta:image-count="0" meta:object-count="0" meta:page-count="5" meta:paragraph-count="126" meta:word-count="416" meta:character-count="3673" meta:non-whitespace-character-count="3364"/>
  </office:meta>
</office:document-meta>
</file>